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1" table:number-columns-repeated="3" table:default-cell-style-name="ce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7" calcext:value-type="date">
            <text:p>07/08/2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1" calcext:value-type="date">
            <text:p>11/08/20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4" calcext:value-type="date">
            <text:p>2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5" calcext:value-type="date">
            <text:p>25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figuracion de NVS</text:p>
          </table:table-cell>
          <table:table-cell table:number-columns-repeated="3"/>
        </table:table-row>
        <table:table-row table:style-name="ro1" table:number-rows-repeated="7">
          <table:table-cell/>
          <table:table-cell table:style-name="ce6"/>
          <table:table-cell table:number-columns-repeated="5"/>
        </table:table-row>
        <table:table-row table:style-name="ro1">
          <table:table-cell/>
          <table:table-cell table:style-name="ce7"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"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formula="of:=SUM([.C3:.C19])" office:value-type="float" office:value="30" calcext:value-type="float">
            <text:p>30</text:p>
          </table:table-cell>
          <table:table-cell table:style-name="ce10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12:58:07.743662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7T18:21:49.840398203</meta:creation-date>
    <dc:date>2020-08-25T12:58:22.380792961</dc:date>
    <meta:editing-duration>PT7H3M12S</meta:editing-duration>
    <meta:editing-cycles>19</meta:editing-cycles>
    <meta:generator>LibreOffice/6.4.5.2$Linux_X86_64 LibreOffice_project/40$Build-2</meta:generator>
    <meta:document-statistic meta:table-count="1" meta:cell-count="44" meta:object-count="0"/>
  </office:meta>
</office:document-meta>
</file>